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12"/>
      <style:map style:condition="cell-content()=bad" style:apply-style-name="Result" style:base-cell-address="blah.I12"/>
    </style:style>
    <style:style style:name="ce4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17"/>
      <style:map style:condition="cell-content()=bad" style:apply-style-name="Result" style:base-cell-address="blah.I17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18"/>
      <style:map style:condition="cell-content()=bad" style:apply-style-name="Result" style:base-cell-address="blah.I18"/>
    </style:style>
    <style:style style:name="ce6" style:family="table-cell" style:parent-style-name="Default">
      <style:table-cell-properties fo:background-color="#c5000b"/>
      <style:text-properties fo:font-weight="bold" style:font-weight-asian="bold" style:font-weight-complex="bold"/>
      <style:map style:condition="cell-content()=good" style:apply-style-name="Default" style:base-cell-address="blah.I12"/>
      <style:map style:condition="cell-content()=bad" style:apply-style-name="Result" style:base-cell-address="blah.I12"/>
    </style:style>
    <style:style style:name="ce7" style:family="table-cell" style:parent-style-name="Default">
      <style:table-cell-properties fo:background-color="#c5000b"/>
      <style:text-properties fo:font-weight="bold" style:font-weight-asian="bold" style:font-weight-complex="bold"/>
      <style:map style:condition="cell-content()=good" style:apply-style-name="Default" style:base-cell-address="blah.I12"/>
      <style:map style:condition="cell-content()=bad" style:apply-style-name="Result" style:base-cell-address="blah.I12"/>
    </style:style>
    <style:style style:name="ce8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9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10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11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4"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number-columns-repeated="4"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 table:style-name="ce3" office:value-type="string" calcext:value-type="string">
            <text:p>GOOD</text:p>
          </table:table-cell>
          <table:table-cell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table:style-name="ce3" office:value-type="string" calcext:value-type="string">
            <text:p>GOOD</text:p>
          </table:table-cell>
          <table:table-cell table:number-columns-repeated="2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 table:style-name="ce3" office:value-type="string" calcext:value-type="string">
            <text:p>GOOD</text:p>
          </table:table-cell>
          <table:table-cell table:number-columns-repeated="2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GOOD</text:p>
          </table:table-cell>
          <table:table-cell table:number-columns-repeated="3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5" office:value-type="string" calcext:value-type="string">
            <text:p>GOOD</text:p>
          </table:table-cell>
          <table:table-cell table:number-columns-repeated="3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BAD</text:p>
          </table:table-cell>
          <table:table-cell table:number-columns-repeated="3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table:style-name="ce7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8" table:formula="of:=[.I$27]*[.$H28]" office:value-type="float" office:value="0.03" calcext:value-type="float">
            <text:p>0.03</text:p>
          </table:table-cell>
          <table:table-cell table:style-name="ce8" table:formula="of:=[.J$27]*[.$H28]" office:value-type="float" office:value="0.015" calcext:value-type="float">
            <text:p>0.015</text:p>
          </table:table-cell>
          <table:table-cell table:style-name="ce8" table:formula="of:=[.K$27]*[.$H28]" office:value-type="float" office:value="0.006" calcext:value-type="float">
            <text:p>0.006</text:p>
          </table:table-cell>
          <table:table-cell table:style-name="ce8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style-name="ce8" table:formula="of:=[.I$27]*[.$H29]" office:value-type="float" office:value="0.025" calcext:value-type="float">
            <text:p>0.025</text:p>
          </table:table-cell>
          <table:table-cell table:style-name="ce8" table:formula="of:=[.J$27]*[.$H29]" office:value-type="float" office:value="0.0125" calcext:value-type="float">
            <text:p>0.0125</text:p>
          </table:table-cell>
          <table:table-cell table:style-name="ce8" table:formula="of:=[.K$27]*[.$H29]" office:value-type="float" office:value="0.005" calcext:value-type="float">
            <text:p>0.005</text:p>
          </table:table-cell>
          <table:table-cell table:style-name="ce8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I$27]*[.$H30]" office:value-type="float" office:value="0.02" calcext:value-type="float">
            <text:p>0.02</text:p>
          </table:table-cell>
          <table:table-cell table:style-name="ce8" table:formula="of:=[.J$27]*[.$H30]" office:value-type="float" office:value="0.01" calcext:value-type="float">
            <text:p>0.01</text:p>
          </table:table-cell>
          <table:table-cell table:style-name="ce10" table:formula="of:=[.K$27]*[.$H30]" office:value-type="float" office:value="0.004" calcext:value-type="float">
            <text:p>0.004</text:p>
          </table:table-cell>
          <table:table-cell table:style-name="ce9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I$27]*[.$H31]" office:value-type="float" office:value="0.01" calcext:value-type="float">
            <text:p>0.01</text:p>
          </table:table-cell>
          <table:table-cell table:style-name="ce8" table:formula="of:=[.J$27]*[.$H31]" office:value-type="float" office:value="0.005" calcext:value-type="float">
            <text:p>0.005</text:p>
          </table:table-cell>
          <table:table-cell table:style-name="ce11" table:formula="of:=[.K$27]*[.$H31]" office:value-type="float" office:value="0.002" calcext:value-type="float">
            <text:p>0.002</text:p>
          </table:table-cell>
          <table:table-cell table:style-name="ce9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8" table:formula="of:=[.I$27]*[.$H32]" office:value-type="float" office:value="0.005" calcext:value-type="float">
            <text:p>0.005</text:p>
          </table:table-cell>
          <table:table-cell table:style-name="ce8" table:formula="of:=[.J$27]*[.$H32]" office:value-type="float" office:value="0.0025" calcext:value-type="float">
            <text:p>0.0025</text:p>
          </table:table-cell>
          <table:table-cell table:style-name="ce11" table:formula="of:=[.K$27]*[.$H32]" office:value-type="float" office:value="0.001" calcext:value-type="float">
            <text:p>0.001</text:p>
          </table:table-cell>
          <table:table-cell table:style-name="ce9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8" table:formula="of:=[.I$27]*[.$H33]" office:value-type="float" office:value="0.004" calcext:value-type="float">
            <text:p>0.004</text:p>
          </table:table-cell>
          <table:table-cell table:style-name="ce9" table:formula="of:=[.J$27]*[.$H33]" office:value-type="float" office:value="0.002" calcext:value-type="float">
            <text:p>0.002</text:p>
          </table:table-cell>
          <table:table-cell table:style-name="ce11" table:formula="of:=[.K$27]*[.$H33]" office:value-type="float" office:value="0.0008" calcext:value-type="float">
            <text:p>0.0008</text:p>
          </table:table-cell>
          <table:table-cell table:style-name="ce9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8" table:formula="of:=[.I$27]*[.$H34]" office:value-type="float" office:value="0.003" calcext:value-type="float">
            <text:p>0.003</text:p>
          </table:table-cell>
          <table:table-cell table:style-name="ce9" table:formula="of:=[.J$27]*[.$H34]" office:value-type="float" office:value="0.0015" calcext:value-type="float">
            <text:p>0.0015</text:p>
          </table:table-cell>
          <table:table-cell table:style-name="ce11" table:formula="of:=[.K$27]*[.$H34]" office:value-type="float" office:value="0.0006" calcext:value-type="float">
            <text:p>0.0006</text:p>
          </table:table-cell>
          <table:table-cell table:style-name="ce9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9" table:formula="of:=[.I$27]*[.$H35]" office:value-type="float" office:value="0.002" calcext:value-type="float">
            <text:p>0.002</text:p>
          </table:table-cell>
          <table:table-cell table:style-name="ce9" table:formula="of:=[.J$27]*[.$H35]" office:value-type="float" office:value="0.001" calcext:value-type="float">
            <text:p>0.001</text:p>
          </table:table-cell>
          <table:table-cell table:style-name="ce11" table:formula="of:=[.K$27]*[.$H35]" office:value-type="float" office:value="0.0004" calcext:value-type="float">
            <text:p>0.0004</text:p>
          </table:table-cell>
          <table:table-cell table:style-name="ce9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9" table:formula="of:=[.I$27]*[.$H36]" office:value-type="float" office:value="0.001" calcext:value-type="float">
            <text:p>0.001</text:p>
          </table:table-cell>
          <table:table-cell table:style-name="ce9" table:formula="of:=[.J$27]*[.$H36]" office:value-type="float" office:value="0.0005" calcext:value-type="float">
            <text:p>0.0005</text:p>
          </table:table-cell>
          <table:table-cell table:style-name="ce11" table:formula="of:=[.K$27]*[.$H36]" office:value-type="float" office:value="0.0002" calcext:value-type="float">
            <text:p>0.0002</text:p>
          </table:table-cell>
          <table:table-cell table:style-name="ce9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9" table:formula="of:=[.I$27]*[.$H37]" office:value-type="float" office:value="0.0005" calcext:value-type="float">
            <text:p>0.0005</text:p>
          </table:table-cell>
          <table:table-cell table:style-name="ce9" table:formula="of:=[.J$27]*[.$H37]" office:value-type="float" office:value="0.00025" calcext:value-type="float">
            <text:p>0.00025</text:p>
          </table:table-cell>
          <table:table-cell table:style-name="ce11" table:formula="of:=[.K$27]*[.$H37]" office:value-type="float" office:value="0.0001" calcext:value-type="float">
            <text:p>0.0001</text:p>
          </table:table-cell>
          <table:table-cell table:style-name="ce9" table:formula="of:=[.L$27]*[.$H37]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Default"/>
          <table:table-cell table:number-columns-repeated="4"/>
        </table:table-row>
        <calcext:conditional-formats>
          <calcext:conditional-format calcext:target-range-address="blah.J12:blah.L21 blah.I12:blah.I16 blah.I19:blah.I21">
            <calcext:condition calcext:apply-style-name="Default" calcext:value="=good" calcext:base-cell-address="blah.I12"/>
            <calcext:condition calcext:apply-style-name="Result" calcext:value="=bad" calcext:base-cell-address="blah.I12"/>
          </calcext:conditional-format>
          <calcext:conditional-format calcext:target-range-address="blah.I18:blah.I19">
            <calcext:condition calcext:apply-style-name="Default" calcext:value="=good" calcext:base-cell-address="blah.I18"/>
            <calcext:condition calcext:apply-style-name="Result" calcext:value="=bad" calcext:base-cell-address="blah.I18"/>
          </calcext:conditional-format>
          <calcext:conditional-format calcext:target-range-address="blah.I17:blah.I17">
            <calcext:condition calcext:apply-style-name="Default" calcext:value="=good" calcext:base-cell-address="blah.I17"/>
            <calcext:condition calcext:apply-style-name="Result" calcext:value="=bad" calcext:base-cell-address="blah.I17"/>
          </calcext:conditional-format>
          <calcext:conditional-format calcext:target-range-address="blah.I18:blah.I18">
            <calcext:condition calcext:apply-style-name="Default" calcext:value="=good" calcext:base-cell-address="blah.I18"/>
            <calcext:condition calcext:apply-style-name="Result" calcext:value="=bad" calcext:base-cell-address="blah.I18"/>
          </calcext:conditional-format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22:05:44.210892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22:14:57.417371480</dc:date>
    <meta:editing-duration>PT24M46S</meta:editing-duration>
    <meta:editing-cycles>13</meta:editing-cycles>
    <meta:generator>LibreOffice/5.0.3.2$Linux_X86_64 LibreOffice_project/00m0$Build-2</meta:generator>
    <meta:document-statistic meta:table-count="1" meta:cell-count="272" meta:object-count="0"/>
  </office:meta>
</office:document-meta>
</file>